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bb0" officeooo:paragraph-rsid="001b0bb0"/>
    </style:style>
    <style:style style:name="P2" style:family="paragraph" style:parent-style-name="Standard">
      <style:text-properties officeooo:rsid="001b0bb0" officeooo:paragraph-rsid="002800fb"/>
    </style:style>
    <style:style style:name="P3" style:family="paragraph" style:parent-style-name="Text_20_body">
      <style:text-properties officeooo:rsid="007bc6e5" officeooo:paragraph-rsid="007bc6e5"/>
    </style:style>
    <style:style style:name="P4" style:family="paragraph" style:parent-style-name="Text_20_body">
      <style:text-properties fo:font-style="normal" officeooo:rsid="00a8ccc9" officeooo:paragraph-rsid="00a8ccc9" style:font-style-asian="normal" style:font-style-complex="normal"/>
    </style:style>
    <style:style style:name="P5" style:family="paragraph" style:parent-style-name="Title">
      <style:text-properties officeooo:rsid="005bea3b" officeooo:paragraph-rsid="005bea3b"/>
    </style:style>
    <style:style style:name="P6" style:family="paragraph" style:parent-style-name="Standard" style:list-style-name="L1">
      <style:text-properties officeooo:rsid="002d46a9" officeooo:paragraph-rsid="002d46a9"/>
    </style:style>
    <style:style style:name="P7" style:family="paragraph" style:parent-style-name="Standard" style:list-style-name="L1">
      <style:text-properties officeooo:rsid="002a596a" officeooo:paragraph-rsid="002d46a9"/>
    </style:style>
    <style:style style:name="P8" style:family="paragraph" style:parent-style-name="Standard" style:list-style-name="L1">
      <style:text-properties officeooo:rsid="001b0bb0" officeooo:paragraph-rsid="002800fb"/>
    </style:style>
    <style:style style:name="P9" style:family="paragraph" style:parent-style-name="Standard" style:list-style-name="L2">
      <style:text-properties officeooo:rsid="001b0bb0" officeooo:paragraph-rsid="001b0bb0"/>
    </style:style>
    <style:style style:name="P10" style:family="paragraph" style:parent-style-name="Standard" style:list-style-name="L4">
      <style:text-properties officeooo:rsid="001b0bb0" officeooo:paragraph-rsid="001b0bb0"/>
    </style:style>
    <style:style style:name="P11" style:family="paragraph" style:parent-style-name="Standard" style:list-style-name="L5">
      <style:text-properties officeooo:rsid="001b0bb0" officeooo:paragraph-rsid="001b0bb0"/>
    </style:style>
    <style:style style:name="P12" style:family="paragraph" style:parent-style-name="Standard" style:list-style-name="L3">
      <style:text-properties officeooo:rsid="00372a42" officeooo:paragraph-rsid="001b0bb0"/>
    </style:style>
    <style:style style:name="P13" style:family="paragraph" style:parent-style-name="Standard" style:list-style-name="L4">
      <style:text-properties officeooo:rsid="003c6368" officeooo:paragraph-rsid="003c6368"/>
    </style:style>
    <style:style style:name="P14" style:family="paragraph" style:parent-style-name="Text_20_body" style:list-style-name="L6">
      <style:text-properties officeooo:paragraph-rsid="007bc6e5"/>
    </style:style>
    <style:style style:name="P15" style:family="paragraph" style:parent-style-name="Text_20_body" style:list-style-name="L7">
      <style:text-properties officeooo:paragraph-rsid="0083bf11"/>
    </style:style>
    <style:style style:name="P16" style:family="paragraph" style:parent-style-name="Text_20_body" style:list-style-name="L7">
      <style:text-properties officeooo:rsid="00a4140f" officeooo:paragraph-rsid="00a4140f"/>
    </style:style>
    <style:style style:name="P17" style:family="paragraph" style:parent-style-name="Text_20_body" style:list-style-name="L7">
      <style:text-properties officeooo:rsid="00883c70" officeooo:paragraph-rsid="00883c70"/>
    </style:style>
    <style:style style:name="P18" style:family="paragraph" style:parent-style-name="Text_20_body" style:list-style-name="L7">
      <style:text-properties fo:font-style="normal" officeooo:rsid="00b5ef16" officeooo:paragraph-rsid="00b5ef16" style:font-style-asian="normal" style:font-style-complex="normal"/>
    </style:style>
    <style:style style:name="P19" style:family="paragraph" style:parent-style-name="Text_20_body" style:list-style-name="L7">
      <style:text-properties fo:font-style="normal" fo:font-weight="normal" officeooo:rsid="008e88fc" officeooo:paragraph-rsid="00c08559" style:font-style-asian="normal" style:font-weight-asian="normal" style:font-style-complex="normal" style:font-weight-complex="normal"/>
    </style:style>
    <style:style style:name="P20" style:family="paragraph" style:parent-style-name="Text_20_body" style:list-style-name="L7">
      <style:text-properties fo:font-style="normal" fo:font-weight="normal" officeooo:rsid="00a26513" officeooo:paragraph-rsid="00a26513" style:font-style-asian="normal" style:font-weight-asian="normal" style:font-style-complex="normal" style:font-weight-complex="normal"/>
    </style:style>
    <style:style style:name="P21" style:family="paragraph" style:parent-style-name="Text_20_body" style:list-style-name="L7">
      <style:text-properties fo:font-style="normal" fo:font-weight="normal" officeooo:rsid="00bd44ca" officeooo:paragraph-rsid="00bd44ca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rsid="007c2994" officeooo:paragraph-rsid="0083bf11"/>
    </style:style>
    <style:style style:name="P23" style:family="paragraph" style:parent-style-name="Text_20_body" style:list-style-name="L7">
      <style:text-properties officeooo:rsid="00d11285" officeooo:paragraph-rsid="00d11285"/>
    </style:style>
    <style:style style:name="P24" style:family="paragraph" style:parent-style-name="Heading_20_1">
      <style:text-properties officeooo:rsid="00626911" officeooo:paragraph-rsid="00626911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officeooo:rsid="00632137" officeooo:paragraph-rsid="005f1411"/>
    </style:style>
    <style:style style:name="P27" style:family="paragraph" style:parent-style-name="Heading_20_2">
      <style:text-properties officeooo:rsid="00883c70" officeooo:paragraph-rsid="00883c70"/>
    </style:style>
    <style:style style:name="T1" style:family="text">
      <style:text-properties officeooo:rsid="00202722"/>
    </style:style>
    <style:style style:name="T2" style:family="text">
      <style:text-properties officeooo:rsid="00220c26"/>
    </style:style>
    <style:style style:name="T3" style:family="text">
      <style:text-properties officeooo:rsid="00273b64"/>
    </style:style>
    <style:style style:name="T4" style:family="text">
      <style:text-properties officeooo:rsid="002d2bbb"/>
    </style:style>
    <style:style style:name="T5" style:family="text">
      <style:text-properties officeooo:rsid="0030d836"/>
    </style:style>
    <style:style style:name="T6" style:family="text">
      <style:text-properties officeooo:rsid="003c7df6"/>
    </style:style>
    <style:style style:name="T7" style:family="text">
      <style:text-properties officeooo:rsid="003f4fea"/>
    </style:style>
    <style:style style:name="T8" style:family="text">
      <style:text-properties officeooo:rsid="00467810"/>
    </style:style>
    <style:style style:name="T9" style:family="text">
      <style:text-properties officeooo:rsid="00543a64"/>
    </style:style>
    <style:style style:name="T10" style:family="text">
      <style:text-properties officeooo:rsid="005919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7ce2c2" style:font-weight-asian="bold" style:font-weight-complex="bold"/>
    </style:style>
    <style:style style:name="T13" style:family="text">
      <style:text-properties fo:font-weight="bold" officeooo:rsid="008316c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7ce2c2" style:font-weight-asian="normal" style:font-weight-complex="normal"/>
    </style:style>
    <style:style style:name="T16" style:family="text">
      <style:text-properties fo:font-weight="normal" officeooo:rsid="008316c0" style:font-weight-asian="normal" style:font-weight-complex="normal"/>
    </style:style>
    <style:style style:name="T17" style:family="text">
      <style:text-properties fo:font-weight="normal" officeooo:rsid="0083bf11" style:font-weight-asian="normal" style:font-weight-complex="normal"/>
    </style:style>
    <style:style style:name="T18" style:family="text">
      <style:text-properties fo:font-weight="normal" officeooo:rsid="00851fe8" style:font-weight-asian="normal" style:font-weight-complex="normal"/>
    </style:style>
    <style:style style:name="T19" style:family="text">
      <style:text-properties fo:font-weight="normal" officeooo:rsid="008e88fc" style:font-weight-asian="normal" style:font-weight-complex="normal"/>
    </style:style>
    <style:style style:name="T20" style:family="text">
      <style:text-properties fo:font-weight="normal" officeooo:rsid="00902980" style:font-weight-asian="normal" style:font-weight-complex="normal"/>
    </style:style>
    <style:style style:name="T21" style:family="text">
      <style:text-properties fo:font-weight="normal" officeooo:rsid="0091812d" style:font-weight-asian="normal" style:font-weight-complex="normal"/>
    </style:style>
    <style:style style:name="T22" style:family="text">
      <style:text-properties fo:font-weight="normal" officeooo:rsid="00a6e946" style:font-weight-asian="normal" style:font-weight-complex="normal"/>
    </style:style>
    <style:style style:name="T23" style:family="text">
      <style:text-properties fo:font-weight="normal" officeooo:rsid="00abe785" style:font-weight-asian="normal" style:font-weight-complex="normal"/>
    </style:style>
    <style:style style:name="T24" style:family="text">
      <style:text-properties fo:font-weight="normal" officeooo:rsid="00b700a6" style:font-weight-asian="normal" style:font-weight-complex="normal"/>
    </style:style>
    <style:style style:name="T25" style:family="text">
      <style:text-properties fo:font-weight="normal" officeooo:rsid="00b70d9e" style:font-weight-asian="normal" style:font-weight-complex="normal"/>
    </style:style>
    <style:style style:name="T26" style:family="text">
      <style:text-properties fo:font-weight="normal" officeooo:rsid="00b85199" style:font-weight-asian="normal" style:font-weight-complex="normal"/>
    </style:style>
    <style:style style:name="T27" style:family="text">
      <style:text-properties fo:font-weight="normal" officeooo:rsid="00b96789" style:font-weight-asian="normal" style:font-weight-complex="normal"/>
    </style:style>
    <style:style style:name="T28" style:family="text">
      <style:text-properties fo:font-weight="normal" officeooo:rsid="00c71544" style:font-weight-asian="normal" style:font-weight-complex="normal"/>
    </style:style>
    <style:style style:name="T29" style:family="text">
      <style:text-properties fo:font-weight="normal" officeooo:rsid="00cd3e60" style:font-weight-asian="normal" style:font-weight-complex="normal"/>
    </style:style>
    <style:style style:name="T30" style:family="text">
      <style:text-properties officeooo:rsid="007e2f9a"/>
    </style:style>
    <style:style style:name="T31" style:family="text">
      <style:text-properties officeooo:rsid="0083bf11"/>
    </style:style>
    <style:style style:name="T32" style:family="text">
      <style:text-properties officeooo:rsid="008b5585"/>
    </style:style>
    <style:style style:name="T33" style:family="text">
      <style:text-properties fo:font-style="italic" officeooo:rsid="00543a64" style:font-style-asian="italic" style:font-style-complex="italic"/>
    </style:style>
    <style:style style:name="T34" style:family="text">
      <style:text-properties fo:font-style="italic" fo:font-weight="normal" officeooo:rsid="008e88fc" style:font-style-asian="italic" style:font-weight-asian="normal" style:font-style-complex="italic" style:font-weight-complex="normal"/>
    </style:style>
    <style:style style:name="T35" style:family="text">
      <style:text-properties officeooo:rsid="008e88fc"/>
    </style:style>
    <style:style style:name="T36" style:family="text">
      <style:text-properties officeooo:rsid="00901b47"/>
    </style:style>
    <style:style style:name="T37" style:family="text">
      <style:text-properties officeooo:rsid="00aa7559"/>
    </style:style>
    <style:style style:name="T38" style:family="text">
      <style:text-properties officeooo:rsid="00b35eb2"/>
    </style:style>
    <style:style style:name="T39" style:family="text">
      <style:text-properties officeooo:rsid="00c23f15"/>
    </style:style>
    <style:style style:name="T40" style:family="text">
      <style:text-properties officeooo:rsid="00c3a573"/>
    </style:style>
    <style:style style:name="T41" style:family="text">
      <style:text-properties officeooo:rsid="00c59f2e"/>
    </style:style>
    <style:style style:name="T42" style:family="text">
      <style:text-properties officeooo:rsid="00c85ffd"/>
    </style:style>
    <style:style style:name="T43" style:family="text">
      <style:text-properties officeooo:rsid="00d167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lean Architecture Kata</text:p>
      <text:p text:style-name="Subtitle">Course Registration Exercise</text:p>
      <text:h text:style-name="P24" text:outline-level="1">Description</text:h>
      <text:h text:style-name="P26" text:outline-level="2">Required Functionality</text:h>
      <text:p text:style-name="P2">Student accesses the system and views the courses currently available for her to register. Then she select<text:span text:style-name="T8">s a</text:span> course and registers for <text:span text:style-name="T3">it</text:span>.</text:p>
      <text:h text:style-name="Heading_20_2" text:outline-level="2">Business rules</text:h>
      <text:list xml:id="list233219561334939350" text:style-name="L1">
        <text:list-item>
          <text:p text:style-name="P6">Student must be logged in and with <text:span text:style-name="T5">a valid</text:span> session.</text:p>
        </text:list-item>
        <text:list-item>
          <text:p text:style-name="P7">Student cannot register to a course if she is already registered <text:span text:style-name="T4">to</text:span> it.</text:p>
        </text:list-item>
        <text:list-item>
          <text:p text:style-name="P8">Student cannot register within 5 days of course start date.</text:p>
        </text:list-item>
      </text:list>
      <text:h text:style-name="Heading_20_2" text:outline-level="2">Primary Actor</text:h>
      <text:p text:style-name="P1">Student</text:p>
      <text:h text:style-name="Heading_20_2" text:outline-level="2">Preconditions<text:tab/></text:h>
      <text:list xml:id="list1369522020975085765" text:style-name="L2">
        <text:list-item>
          <text:p text:style-name="P9">Student is <text:span text:style-name="T1">already</text:span> logged into system, <text:span text:style-name="T2">but it’s session might have expired.</text:span></text:p>
        </text:list-item>
      </text:list>
      <text:h text:style-name="Heading_20_2" text:outline-level="2">Postconditions</text:h>
      <text:list xml:id="list4097497623305037922" text:style-name="L3">
        <text:list-item>
          <text:p text:style-name="P12">Student is registered into a course.</text:p>
        </text:list-item>
      </text:list>
      <text:h text:style-name="Heading_20_2" text:outline-level="2">Main Success Scenario<text:tab/></text:h>
      <text:list xml:id="list7385166193880848190" text:style-name="L4">
        <text:list-item>
          <text:p text:style-name="P13">Student opens the application.</text:p>
        </text:list-item>
        <text:list-item>
          <text:p text:style-name="P10"><text:span text:style-name="T6">S</text:span>ystem displays a list of courses available for registering.</text:p>
        </text:list-item>
        <text:list-item>
          <text:p text:style-name="P10">Student selects one Course from the menu.</text:p>
        </text:list-item>
        <text:list-item>
          <text:p text:style-name="P10">Student <text:span text:style-name="T7">submits the request.</text:span></text:p>
        </text:list-item>
        <text:list-item>
          <text:p text:style-name="P10">System registers student for the selected courses and displays a confirmation message.</text:p>
        </text:list-item>
      </text:list>
      <text:h text:style-name="Heading_20_2" text:outline-level="2">Extensions</text:h>
      <text:list xml:id="list3349714062631070677" text:style-name="L5">
        <text:list-item>
          <text:p text:style-name="P11">(5a) User could not be registered into the course, one of the business rules was not satisfied: system displays a message explaining the problem.</text:p>
        </text:list-item>
      </text:list>
      <text:h text:style-name="P25" text:outline-level="1">Steps <text:span text:style-name="T10">for the exercise</text:span></text:h>
      <text:h text:style-name="P27" text:outline-level="2">Identification <text:span text:style-name="T35">P</text:span>hase</text:h>
      <text:p text:style-name="P3">First of all, <text:span text:style-name="T32">let’s</text:span> start by identifying the different layers on the system:</text:p>
      <text:list xml:id="list4261624048001366173" text:style-name="L6">
        <text:list-item>
          <text:p text:style-name="P14"><text:span text:style-name="T9">Identify required Domain Entities </text:span><text:span text:style-name="T33">(Enterprise business rules)</text:span></text:p>
        </text:list-item>
        <text:list-item>
          <text:p text:style-name="P14"><text:span text:style-name="T9">Identify required Use Case(s) </text:span><text:span text:style-name="T33">(Application business rules)</text:span></text:p>
        </text:list-item>
        <text:list-item>
          <text:p text:style-name="P14"><text:span text:style-name="T9">Identify required Gateways, Controllers, Presenters... </text:span><text:span text:style-name="T33">(Interface Adapters)</text:span></text:p>
        </text:list-item>
        <text:list-item>
          <text:p text:style-name="P14"><text:span text:style-name="T9">Identify required storage systems &amp; UI </text:span><text:span text:style-name="T33">(Frameworks &amp; Drivers)</text:span></text:p>
        </text:list-item>
      </text:list>
      <text:p text:style-name="P4"><text:span text:style-name="T9">A</text:span>fter that, think about a project folder structure <text:span text:style-name="T37">(you can change it while implementing).</text:span></text:p>
      <text:h text:style-name="Heading_20_2" text:outline-level="2">Implementation <text:span text:style-name="T36">P</text:span>hase</text:h>
      <text:p text:style-name="P22">Once <text:span text:style-name="T38">layers are</text:span> (almost) clear in your mind, let’s start writing code! <text:span text:style-name="T30">Here you are free to do it as you like, but here are some recommendations:</text:span></text:p>
      <text:list xml:id="list3777228076863870296" text:style-name="L7">
        <text:list-item>
          <text:p text:style-name="P23">Do not worry if at the end of this Kata you don’t have a working application, it’s more important to think about the responsibilities and <text:span text:style-name="T43">to </text:span>allocate them in your layers.</text:p>
        </text:list-item>
        <text:list-item>
          <text:p text:style-name="P15"><text:span text:style-name="T31">Remember the </text:span><text:span text:style-name="T12">Dependency Rule:</text:span><text:span text:style-name="T15"> internal layers know nothing about external ones.</text:span></text:p>
        </text:list-item>
        <text:list-item>
          <text:p text:style-name="P16"><text:span text:style-name="T15">R</text:span><text:span text:style-name="T14">emember the </text:span><text:span text:style-name="T11">increasing level of abstraction</text:span><text:span text:style-name="T14"> going deeper </text:span><text:span text:style-name="T23">in the “rings”</text:span><text:span text:style-name="T14">.</text:span></text:p>
        </text:list-item>
        <text:list-item>
          <text:p text:style-name="P15"><text:span text:style-name="T17">Do you r</text:span><text:span text:style-name="T16">emember </text:span><text:span text:style-name="T13">TDD?</text:span><text:span text:style-name="T16"> </text:span><text:span text:style-name="T18">Sure! </text:span><text:span text:style-name="T17">W</text:span><text:span text:style-name="T16">rite at least one test per layer (that’s enough, it’s not the </text:span><text:span text:style-name="T17">goal</text:span><text:span text:style-name="T16"> </text:span><text:span text:style-name="T22">for</text:span><text:span text:style-name="T16"> this Kata).</text:span></text:p>
        </text:list-item>
        <text:list-item>
          <text:p text:style-name="P17"><text:span text:style-name="T20">Try to implement </text:span><text:span text:style-name="T21">the functionality </text:span><text:span text:style-name="T20">in the</text:span><text:span text:style-name="T19"> same order defined in the </text:span><text:span text:style-name="T34">Identification Phase.</text:span></text:p>
        </text:list-item>
        <text:list-item>
          <text:p text:style-name="P19">Do not thin<text:span text:style-name="T42">k</text:span> about the database and database model until the last stage.</text:p>
        </text:list-item>
        <text:list-item>
          <text:p text:style-name="P20"><text:span text:style-name="T39">D</text:span>efine an interface towards database <text:span text:style-name="T40">but </text:span>do not implement <text:span text:style-name="T40">it unless</text:span> you have spare time. <text:span text:style-name="T41">In such case,</text:span> create a memory repository (hashmap or similar) that implements that interface.</text:p>
        </text:list-item>
        <text:list-item>
          <text:p text:style-name="P21">Create one file per UseCase.</text:p>
        </text:list-item>
        <text:list-item>
          <text:p text:style-name="P18"><text:span text:style-name="T14">For</text:span><text:span text:style-name="T24"> </text:span><text:span text:style-name="T27">the </text:span><text:span text:style-name="T14">project </text:span><text:span text:style-name="T25">folder </text:span><text:span text:style-name="T14">structure, you could hav</text:span><text:span text:style-name="T27">e</text:span><text:span text:style-name="T14"> UseCase </text:span><text:span text:style-name="T26">and</text:span><text:span text:style-name="T14"> Entit</text:span><text:span text:style-name="T29">ie</text:span><text:span text:style-name="T14">s folder</text:span><text:span text:style-name="T26">s</text:span><text:span text:style-name="T14"> (among others </text:span><text:span text:style-name="T28">you find useful</text:span><text:span text:style-name="T14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1:48.386850890</meta:creation-date>
    <dc:date>2018-02-16T14:27:46.542791512</dc:date>
    <meta:editing-duration>PT3H55M12S</meta:editing-duration>
    <meta:editing-cycles>150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422" meta:character-count="2571" meta:non-whitespace-character-count="2213"/>
  </office:meta>
</office:document-meta>
</file>